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826cm" svg:height="13.201cm" svg:x="12.445cm" svg:y="0.717cm">
            <draw:object draw:notify-on-update-of-ranges="Sheet1.A1:Sheet1.A1 Sheet1.A2:Sheet1.A58 Sheet1.B1:Sheet1.B1 Sheet1.B2:Sheet1.B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float" office:value="0.347429" calcext:value-type="float">
            <text:p>3.47E-01</text:p>
          </table:table-cell>
          <table:table-cell office:value-type="float" office:value="0.0106668" calcext:value-type="float">
            <text:p>1.07E-02</text:p>
          </table:table-cell>
        </table:table-row>
        <table:table-row table:style-name="ro1">
          <table:table-cell office:value-type="float" office:value="0.339981" calcext:value-type="float">
            <text:p>3.40E-01</text:p>
          </table:table-cell>
          <table:table-cell office:value-type="float" office:value="0.0114122" calcext:value-type="float">
            <text:p>1.14E-02</text:p>
          </table:table-cell>
        </table:table-row>
        <table:table-row table:style-name="ro1">
          <table:table-cell office:value-type="float" office:value="0.331974" calcext:value-type="float">
            <text:p>3.32E-01</text:p>
          </table:table-cell>
          <table:table-cell office:value-type="float" office:value="0.0120642" calcext:value-type="float">
            <text:p>1.21E-02</text:p>
          </table:table-cell>
        </table:table-row>
        <table:table-row table:style-name="ro1">
          <table:table-cell office:value-type="float" office:value="0.323379" calcext:value-type="float">
            <text:p>3.23E-01</text:p>
          </table:table-cell>
          <table:table-cell office:value-type="float" office:value="0.0126245" calcext:value-type="float">
            <text:p>1.26E-02</text:p>
          </table:table-cell>
        </table:table-row>
        <table:table-row table:style-name="ro1">
          <table:table-cell office:value-type="float" office:value="0.314166" calcext:value-type="float">
            <text:p>3.14E-01</text:p>
          </table:table-cell>
          <table:table-cell office:value-type="float" office:value="0.0130924" calcext:value-type="float">
            <text:p>1.31E-02</text:p>
          </table:table-cell>
        </table:table-row>
        <table:table-row table:style-name="ro1">
          <table:table-cell office:value-type="float" office:value="0.304295" calcext:value-type="float">
            <text:p>3.04E-01</text:p>
          </table:table-cell>
          <table:table-cell office:value-type="float" office:value="0.0134654" calcext:value-type="float">
            <text:p>1.35E-02</text:p>
          </table:table-cell>
        </table:table-row>
        <table:table-row table:style-name="ro1">
          <table:table-cell office:value-type="float" office:value="0.293723" calcext:value-type="float">
            <text:p>2.94E-01</text:p>
          </table:table-cell>
          <table:table-cell office:value-type="float" office:value="0.0137395" calcext:value-type="float">
            <text:p>1.37E-02</text:p>
          </table:table-cell>
        </table:table-row>
        <table:table-row table:style-name="ro1">
          <table:table-cell office:value-type="float" office:value="0.282398" calcext:value-type="float">
            <text:p>2.82E-01</text:p>
          </table:table-cell>
          <table:table-cell office:value-type="float" office:value="0.0139093" calcext:value-type="float">
            <text:p>1.39E-02</text:p>
          </table:table-cell>
        </table:table-row>
        <table:table-row table:style-name="ro1">
          <table:table-cell office:value-type="float" office:value="0.27026" calcext:value-type="float">
            <text:p>2.70E-01</text:p>
          </table:table-cell>
          <table:table-cell office:value-type="float" office:value="0.0139679" calcext:value-type="float">
            <text:p>1.40E-02</text:p>
          </table:table-cell>
        </table:table-row>
        <table:table-row table:style-name="ro1">
          <table:table-cell office:value-type="float" office:value="0.25724" calcext:value-type="float">
            <text:p>2.57E-01</text:p>
          </table:table-cell>
          <table:table-cell office:value-type="float" office:value="0.0139073" calcext:value-type="float">
            <text:p>1.39E-02</text:p>
          </table:table-cell>
        </table:table-row>
        <table:table-row table:style-name="ro1">
          <table:table-cell office:value-type="float" office:value="0.243256" calcext:value-type="float">
            <text:p>2.43E-01</text:p>
          </table:table-cell>
          <table:table-cell office:value-type="float" office:value="0.0137177" calcext:value-type="float">
            <text:p>1.37E-02</text:p>
          </table:table-cell>
        </table:table-row>
        <table:table-row table:style-name="ro1">
          <table:table-cell office:value-type="float" office:value="0.228211" calcext:value-type="float">
            <text:p>2.28E-01</text:p>
          </table:table-cell>
          <table:table-cell office:value-type="float" office:value="0.0133877" calcext:value-type="float">
            <text:p>1.34E-02</text:p>
          </table:table-cell>
        </table:table-row>
        <table:table-row table:style-name="ro1">
          <table:table-cell office:value-type="float" office:value="0.211994" calcext:value-type="float">
            <text:p>2.12E-01</text:p>
          </table:table-cell>
          <table:table-cell office:value-type="float" office:value="0.0129042" calcext:value-type="float">
            <text:p>1.29E-02</text:p>
          </table:table-cell>
        </table:table-row>
        <table:table-row table:style-name="ro1">
          <table:table-cell office:value-type="float" office:value="0.19447" calcext:value-type="float">
            <text:p>1.94E-01</text:p>
          </table:table-cell>
          <table:table-cell office:value-type="float" office:value="0.0122519" calcext:value-type="float">
            <text:p>1.23E-02</text:p>
          </table:table-cell>
        </table:table-row>
        <table:table-row table:style-name="ro1">
          <table:table-cell office:value-type="float" office:value="0.175487" calcext:value-type="float">
            <text:p>1.75E-01</text:p>
          </table:table-cell>
          <table:table-cell office:value-type="float" office:value="0.0114136" calcext:value-type="float">
            <text:p>1.14E-02</text:p>
          </table:table-cell>
        </table:table-row>
        <table:table-row table:style-name="ro1">
          <table:table-cell office:value-type="float" office:value="0.15487" calcext:value-type="float">
            <text:p>1.55E-01</text:p>
          </table:table-cell>
          <table:table-cell office:value-type="float" office:value="0.0103704" calcext:value-type="float">
            <text:p>1.04E-02</text:p>
          </table:table-cell>
        </table:table-row>
        <table:table-row table:style-name="ro1">
          <table:table-cell office:value-type="float" office:value="0.132433" calcext:value-type="float">
            <text:p>1.32E-01</text:p>
          </table:table-cell>
          <table:table-cell office:value-type="float" office:value="0.00910303" calcext:value-type="float">
            <text:p>9.10E-03</text:p>
          </table:table-cell>
        </table:table-row>
        <table:table-row table:style-name="ro1">
          <table:table-cell office:value-type="float" office:value="0.108003" calcext:value-type="float">
            <text:p>1.08E-01</text:p>
          </table:table-cell>
          <table:table-cell office:value-type="float" office:value="0.00759465" calcext:value-type="float">
            <text:p>7.59E-03</text:p>
          </table:table-cell>
        </table:table-row>
        <table:table-row table:style-name="ro1">
          <table:table-cell office:value-type="float" office:value="0.0814788" calcext:value-type="float">
            <text:p>8.15E-02</text:p>
          </table:table-cell>
          <table:table-cell office:value-type="float" office:value="0.00583777" calcext:value-type="float">
            <text:p>5.84E-03</text:p>
          </table:table-cell>
        </table:table-row>
        <table:table-row table:style-name="ro1">
          <table:table-cell office:value-type="float" office:value="0.0529399" calcext:value-type="float">
            <text:p>5.29E-02</text:p>
          </table:table-cell>
          <table:table-cell office:value-type="float" office:value="0.00384594" calcext:value-type="float">
            <text:p>3.85E-03</text:p>
          </table:table-cell>
        </table:table-row>
        <table:table-row table:style-name="ro1">
          <table:table-cell office:value-type="float" office:value="0.022793" calcext:value-type="float">
            <text:p>2.28E-02</text:p>
          </table:table-cell>
          <table:table-cell office:value-type="float" office:value="0.00166928" calcext:value-type="float">
            <text:p>1.67E-03</text:p>
          </table:table-cell>
        </table:table-row>
        <table:table-row table:style-name="ro1">
          <table:table-cell office:value-type="float" office:value="0.00999612" calcext:value-type="float">
            <text:p>1.00E-02</text:p>
          </table:table-cell>
          <table:table-cell office:value-type="float" office:value="0.000733158" calcext:value-type="float">
            <text:p>7.33E-04</text:p>
          </table:table-cell>
        </table:table-row>
        <table:table-row table:style-name="ro1">
          <table:table-cell office:value-type="float" office:value="0.358237" calcext:value-type="float">
            <text:p>3.58E-01</text:p>
          </table:table-cell>
          <table:table-cell office:value-type="float" office:value="0.00926561" calcext:value-type="float">
            <text:p>9.27E-03</text:p>
          </table:table-cell>
        </table:table-row>
        <table:table-row table:style-name="ro1">
          <table:table-cell office:value-type="float" office:value="0.364323" calcext:value-type="float">
            <text:p>3.64E-01</text:p>
          </table:table-cell>
          <table:table-cell office:value-type="float" office:value="0.00824015" calcext:value-type="float">
            <text:p>8.24E-03</text:p>
          </table:table-cell>
        </table:table-row>
        <table:table-row table:style-name="ro1">
          <table:table-cell office:value-type="float" office:value="0.3699" calcext:value-type="float">
            <text:p>3.70E-01</text:p>
          </table:table-cell>
          <table:table-cell office:value-type="float" office:value="0.00706916" calcext:value-type="float">
            <text:p>7.07E-03</text:p>
          </table:table-cell>
        </table:table-row>
        <table:table-row table:style-name="ro1">
          <table:table-cell office:value-type="float" office:value="0.374949" calcext:value-type="float">
            <text:p>3.75E-01</text:p>
          </table:table-cell>
          <table:table-cell office:value-type="float" office:value="0.00569898" calcext:value-type="float">
            <text:p>5.70E-03</text:p>
          </table:table-cell>
        </table:table-row>
        <table:table-row table:style-name="ro1">
          <table:table-cell office:value-type="float" office:value="0.379389" calcext:value-type="float">
            <text:p>3.79E-01</text:p>
          </table:table-cell>
          <table:table-cell office:value-type="float" office:value="0.00400912" calcext:value-type="float">
            <text:p>4.01E-03</text:p>
          </table:table-cell>
        </table:table-row>
        <table:table-row table:style-name="ro1">
          <table:table-cell office:value-type="float" office:value="0.382809" calcext:value-type="float">
            <text:p>3.83E-01</text:p>
          </table:table-cell>
          <table:table-cell office:value-type="float" office:value="0.00166335" calcext:value-type="float">
            <text:p>1.66E-03</text:p>
          </table:table-cell>
        </table:table-row>
        <table:table-row table:style-name="ro1">
          <table:table-cell office:value-type="float" office:value="0.383502" calcext:value-type="float">
            <text:p>3.84E-01</text:p>
          </table:table-cell>
          <table:table-cell office:value-type="float" office:value="-0.00000000519606" calcext:value-type="float">
            <text:p>-5.20E-09</text:p>
          </table:table-cell>
        </table:table-row>
        <table:table-row table:style-name="ro1">
          <table:table-cell office:value-type="float" office:value="0.383051" calcext:value-type="float">
            <text:p>3.83E-01</text:p>
          </table:table-cell>
          <table:table-cell office:value-type="float" office:value="-0.00134228" calcext:value-type="float">
            <text:p>-1.34E-03</text:p>
          </table:table-cell>
        </table:table-row>
        <table:table-row table:style-name="ro1">
          <table:table-cell office:value-type="float" office:value="0.379809" calcext:value-type="float">
            <text:p>3.80E-01</text:p>
          </table:table-cell>
          <table:table-cell office:value-type="float" office:value="-0.00380414" calcext:value-type="float">
            <text:p>-3.80E-03</text:p>
          </table:table-cell>
        </table:table-row>
        <table:table-row table:style-name="ro1">
          <table:table-cell office:value-type="float" office:value="0.375444" calcext:value-type="float">
            <text:p>3.75E-01</text:p>
          </table:table-cell>
          <table:table-cell office:value-type="float" office:value="-0.00554064" calcext:value-type="float">
            <text:p>-5.54E-03</text:p>
          </table:table-cell>
        </table:table-row>
        <table:table-row table:style-name="ro1">
          <table:table-cell office:value-type="float" office:value="0.370452" calcext:value-type="float">
            <text:p>3.70E-01</text:p>
          </table:table-cell>
          <table:table-cell office:value-type="float" office:value="-0.00693674" calcext:value-type="float">
            <text:p>-6.94E-03</text:p>
          </table:table-cell>
        </table:table-row>
        <table:table-row table:style-name="ro1">
          <table:table-cell office:value-type="float" office:value="0.364929" calcext:value-type="float">
            <text:p>3.65E-01</text:p>
          </table:table-cell>
          <table:table-cell office:value-type="float" office:value="-0.00812536" calcext:value-type="float">
            <text:p>-8.13E-03</text:p>
          </table:table-cell>
        </table:table-row>
        <table:table-row table:style-name="ro1">
          <table:table-cell office:value-type="float" office:value="0.358896" calcext:value-type="float">
            <text:p>3.59E-01</text:p>
          </table:table-cell>
          <table:table-cell office:value-type="float" office:value="-0.00916444" calcext:value-type="float">
            <text:p>-9.16E-03</text:p>
          </table:table-cell>
        </table:table-row>
        <table:table-row table:style-name="ro1">
          <table:table-cell office:value-type="float" office:value="0.352352" calcext:value-type="float">
            <text:p>3.52E-01</text:p>
          </table:table-cell>
          <table:table-cell office:value-type="float" office:value="-0.0100831" calcext:value-type="float">
            <text:p>-1.01E-02</text:p>
          </table:table-cell>
        </table:table-row>
        <table:table-row table:style-name="ro1">
          <table:table-cell office:value-type="float" office:value="0.345284" calcext:value-type="float">
            <text:p>3.45E-01</text:p>
          </table:table-cell>
          <table:table-cell office:value-type="float" office:value="-0.0108971" calcext:value-type="float">
            <text:p>-1.09E-02</text:p>
          </table:table-cell>
        </table:table-row>
        <table:table-row table:style-name="ro1">
          <table:table-cell office:value-type="float" office:value="0.337673" calcext:value-type="float">
            <text:p>3.38E-01</text:p>
          </table:table-cell>
          <table:table-cell office:value-type="float" office:value="-0.0116146" calcext:value-type="float">
            <text:p>-1.16E-02</text:p>
          </table:table-cell>
        </table:table-row>
        <table:table-row table:style-name="ro1">
          <table:table-cell office:value-type="float" office:value="0.329495" calcext:value-type="float">
            <text:p>3.29E-01</text:p>
          </table:table-cell>
          <table:table-cell office:value-type="float" office:value="-0.0122394" calcext:value-type="float">
            <text:p>-1.22E-02</text:p>
          </table:table-cell>
        </table:table-row>
        <table:table-row table:style-name="ro1">
          <table:table-cell office:value-type="float" office:value="0.320722" calcext:value-type="float">
            <text:p>3.21E-01</text:p>
          </table:table-cell>
          <table:table-cell office:value-type="float" office:value="-0.0127726" calcext:value-type="float">
            <text:p>-1.28E-02</text:p>
          </table:table-cell>
        </table:table-row>
        <table:table-row table:style-name="ro1">
          <table:table-cell office:value-type="float" office:value="0.311318" calcext:value-type="float">
            <text:p>3.11E-01</text:p>
          </table:table-cell>
          <table:table-cell office:value-type="float" office:value="-0.0132127" calcext:value-type="float">
            <text:p>-1.32E-02</text:p>
          </table:table-cell>
        </table:table-row>
        <table:table-row table:style-name="ro1">
          <table:table-cell office:value-type="float" office:value="0.301245" calcext:value-type="float">
            <text:p>3.01E-01</text:p>
          </table:table-cell>
          <table:table-cell office:value-type="float" office:value="-0.013557" calcext:value-type="float">
            <text:p>-1.36E-02</text:p>
          </table:table-cell>
        </table:table-row>
        <table:table-row table:style-name="ro1">
          <table:table-cell office:value-type="float" office:value="0.290456" calcext:value-type="float">
            <text:p>2.90E-01</text:p>
          </table:table-cell>
          <table:table-cell office:value-type="float" office:value="-0.0138008" calcext:value-type="float">
            <text:p>-1.38E-02</text:p>
          </table:table-cell>
        </table:table-row>
        <table:table-row table:style-name="ro1">
          <table:table-cell office:value-type="float" office:value="0.278897" calcext:value-type="float">
            <text:p>2.79E-01</text:p>
          </table:table-cell>
          <table:table-cell office:value-type="float" office:value="-0.0139385" calcext:value-type="float">
            <text:p>-1.39E-02</text:p>
          </table:table-cell>
        </table:table-row>
        <table:table-row table:style-name="ro1">
          <table:table-cell office:value-type="float" office:value="0.266506" calcext:value-type="float">
            <text:p>2.67E-01</text:p>
          </table:table-cell>
          <table:table-cell office:value-type="float" office:value="-0.0139628" calcext:value-type="float">
            <text:p>-1.40E-02</text:p>
          </table:table-cell>
        </table:table-row>
        <table:table-row table:style-name="ro1">
          <table:table-cell office:value-type="float" office:value="0.25321" calcext:value-type="float">
            <text:p>2.53E-01</text:p>
          </table:table-cell>
          <table:table-cell office:value-type="float" office:value="-0.0138652" calcext:value-type="float">
            <text:p>-1.39E-02</text:p>
          </table:table-cell>
        </table:table-row>
        <table:table-row table:style-name="ro1">
          <table:table-cell office:value-type="float" office:value="0.238923" calcext:value-type="float">
            <text:p>2.39E-01</text:p>
          </table:table-cell>
          <table:table-cell office:value-type="float" office:value="-0.0136353" calcext:value-type="float">
            <text:p>-1.36E-02</text:p>
          </table:table-cell>
        </table:table-row>
        <table:table-row table:style-name="ro1">
          <table:table-cell office:value-type="float" office:value="0.223545" calcext:value-type="float">
            <text:p>2.24E-01</text:p>
          </table:table-cell>
          <table:table-cell office:value-type="float" office:value="-0.0132614" calcext:value-type="float">
            <text:p>-1.33E-02</text:p>
          </table:table-cell>
        </table:table-row>
        <table:table-row table:style-name="ro1">
          <table:table-cell office:value-type="float" office:value="0.206956" calcext:value-type="float">
            <text:p>2.07E-01</text:p>
          </table:table-cell>
          <table:table-cell office:value-type="float" office:value="-0.0127297" calcext:value-type="float">
            <text:p>-1.27E-02</text:p>
          </table:table-cell>
        </table:table-row>
        <table:table-row table:style-name="ro1">
          <table:table-cell office:value-type="float" office:value="0.189018" calcext:value-type="float">
            <text:p>1.89E-01</text:p>
          </table:table-cell>
          <table:table-cell office:value-type="float" office:value="-0.0120243" calcext:value-type="float">
            <text:p>-1.20E-02</text:p>
          </table:table-cell>
        </table:table-row>
        <table:table-row table:style-name="ro1">
          <table:table-cell office:value-type="float" office:value="0.16957" calcext:value-type="float">
            <text:p>1.70E-01</text:p>
          </table:table-cell>
          <table:table-cell office:value-type="float" office:value="-0.0111275" calcext:value-type="float">
            <text:p>-1.11E-02</text:p>
          </table:table-cell>
        </table:table-row>
        <table:table-row table:style-name="ro1">
          <table:table-cell office:value-type="float" office:value="0.148435" calcext:value-type="float">
            <text:p>1.48E-01</text:p>
          </table:table-cell>
          <table:table-cell office:value-type="float" office:value="-0.01002" calcext:value-type="float">
            <text:p>-1.00E-02</text:p>
          </table:table-cell>
        </table:table-row>
        <table:table-row table:style-name="ro1">
          <table:table-cell office:value-type="float" office:value="0.125425" calcext:value-type="float">
            <text:p>1.25E-01</text:p>
          </table:table-cell>
          <table:table-cell office:value-type="float" office:value="-0.00868281" calcext:value-type="float">
            <text:p>-8.68E-03</text:p>
          </table:table-cell>
        </table:table-row>
        <table:table-row table:style-name="ro1">
          <table:table-cell office:value-type="float" office:value="0.100381" calcext:value-type="float">
            <text:p>1.00E-01</text:p>
          </table:table-cell>
          <table:table-cell office:value-type="float" office:value="-0.00710108" calcext:value-type="float">
            <text:p>-7.10E-03</text:p>
          </table:table-cell>
        </table:table-row>
        <table:table-row table:style-name="ro1">
          <table:table-cell office:value-type="float" office:value="0.0732412" calcext:value-type="float">
            <text:p>7.32E-02</text:p>
          </table:table-cell>
          <table:table-cell office:value-type="float" office:value="-0.00527199" calcext:value-type="float">
            <text:p>-5.27E-03</text:p>
          </table:table-cell>
        </table:table-row>
        <table:table-row table:style-name="ro1">
          <table:table-cell office:value-type="float" office:value="0.0441662" calcext:value-type="float">
            <text:p>4.42E-02</text:p>
          </table:table-cell>
          <table:table-cell office:value-type="float" office:value="-0.00321829" calcext:value-type="float">
            <text:p>-3.22E-03</text:p>
          </table:table-cell>
        </table:table-row>
        <table:table-row table:style-name="ro1">
          <table:table-cell office:value-type="float" office:value="0.0136834" calcext:value-type="float">
            <text:p>1.37E-02</text:p>
          </table:table-cell>
          <table:table-cell office:value-type="float" office:value="-0.00100329" calcext:value-type="float">
            <text:p>-1.00E-03</text:p>
          </table:table-cell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-0.000733444" calcext:value-type="float">
            <text:p>-7.33E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1:49:09.617575972</meta:creation-date>
    <dc:date>2021-04-12T22:07:08.690878191</dc:date>
    <meta:editing-duration>PT7M49S</meta:editing-duration>
    <meta:editing-cycles>1</meta:editing-cycles>
    <meta:document-statistic meta:table-count="1" meta:cell-count="116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27cm" svg:height="13.202cm" xlink:href=".." xlink:type="simple" chart:class="chart:scatter" chart:style-name="ch1">
        <chart:legend chart:legend-position="end" svg:x="20.107cm" svg:y="6.302cm" style:legend-expansion="high" chart:style-name="ch2"/>
        <chart:plot-area chart:style-name="ch3" table:cell-range-address="Sheet1.A1:Sheet1.B58" chart:data-source-has-labels="both" svg:x="0.456cm" svg:y="0.264cm" svg:width="19.195cm" svg:height="12.674cm">
          <chartooo:coordinate-region svg:x="2.189cm" svg:y="0.463cm" svg:width="16.772cm" svg:height="12.276cm"/>
          <chart:axis chart:dimension="x" chart:name="primary-x" chart:style-name="ch4" chartooo:axis-type="auto">
            <chart:categories table:cell-range-address="Sheet1.A2:Sheet1.A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8" chart:label-cell-address="Sheet1.B1:Sheet1.B1" chart:class="chart:scatter">
            <chart:domain table:cell-range-address="Sheet1.A2:Sheet1.A58"/>
            <chart:data-point chart:repeated="6"/>
            <chart:data-point chart:style-name="ch7"/>
            <chart:data-point/>
            <chart:data-point chart:style-name="ch7"/>
            <chart:data-point chart:repeated="7"/>
            <chart:data-point chart:style-name="ch7" chart:repeated="3"/>
            <chart:data-point chart:repeated="7"/>
            <chart:data-point chart:style-name="ch7" chart:repeated="2"/>
            <chart:data-point chart:repeated="6"/>
            <chart:data-point chart:style-name="ch7"/>
            <chart:data-point chart:repeated="19"/>
            <chart:data-point chart:style-name="ch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07E-0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.339981">
                <text:p>0.339981</text:p>
                <draw:g>
                  <svg:desc>Sheet1.A2:Sheet1.A58</svg:desc>
                </draw:g>
              </table:table-cell>
              <table:table-cell office:value-type="float" office:value="0.0114122">
                <text:p>0.0114122</text:p>
                <draw:g>
                  <svg:desc>Sheet1.B2:Sheet1.B58</svg:desc>
                </draw:g>
              </table:table-cell>
            </table:table-row>
            <table:table-row>
              <table:table-cell office:value-type="float" office:value="0.331974">
                <text:p>0.331974</text:p>
              </table:table-cell>
              <table:table-cell office:value-type="float" office:value="0.0120642">
                <text:p>0.0120642</text:p>
              </table:table-cell>
            </table:table-row>
            <table:table-row>
              <table:table-cell office:value-type="float" office:value="0.323379">
                <text:p>0.323379</text:p>
              </table:table-cell>
              <table:table-cell office:value-type="float" office:value="0.0126245">
                <text:p>0.0126245</text:p>
              </table:table-cell>
            </table:table-row>
            <table:table-row>
              <table:table-cell office:value-type="float" office:value="0.314166">
                <text:p>0.314166</text:p>
              </table:table-cell>
              <table:table-cell office:value-type="float" office:value="0.0130924">
                <text:p>0.0130924</text:p>
              </table:table-cell>
            </table:table-row>
            <table:table-row>
              <table:table-cell office:value-type="float" office:value="0.304295">
                <text:p>0.304295</text:p>
              </table:table-cell>
              <table:table-cell office:value-type="float" office:value="0.0134654">
                <text:p>0.0134654</text:p>
              </table:table-cell>
            </table:table-row>
            <table:table-row>
              <table:table-cell office:value-type="float" office:value="0.293723">
                <text:p>0.293723</text:p>
              </table:table-cell>
              <table:table-cell office:value-type="float" office:value="0.0137395">
                <text:p>0.0137395</text:p>
              </table:table-cell>
            </table:table-row>
            <table:table-row>
              <table:table-cell office:value-type="float" office:value="0.282398">
                <text:p>0.282398</text:p>
              </table:table-cell>
              <table:table-cell office:value-type="float" office:value="0.0139093">
                <text:p>0.0139093</text:p>
              </table:table-cell>
            </table:table-row>
            <table:table-row>
              <table:table-cell office:value-type="float" office:value="0.27026">
                <text:p>0.27026</text:p>
              </table:table-cell>
              <table:table-cell office:value-type="float" office:value="0.0139679">
                <text:p>0.0139679</text:p>
              </table:table-cell>
            </table:table-row>
            <table:table-row>
              <table:table-cell office:value-type="float" office:value="0.25724">
                <text:p>0.25724</text:p>
              </table:table-cell>
              <table:table-cell office:value-type="float" office:value="0.0139073">
                <text:p>0.0139073</text:p>
              </table:table-cell>
            </table:table-row>
            <table:table-row>
              <table:table-cell office:value-type="float" office:value="0.243256">
                <text:p>0.243256</text:p>
              </table:table-cell>
              <table:table-cell office:value-type="float" office:value="0.0137177">
                <text:p>0.0137177</text:p>
              </table:table-cell>
            </table:table-row>
            <table:table-row>
              <table:table-cell office:value-type="float" office:value="0.228211">
                <text:p>0.228211</text:p>
              </table:table-cell>
              <table:table-cell office:value-type="float" office:value="0.0133877">
                <text:p>0.0133877</text:p>
              </table:table-cell>
            </table:table-row>
            <table:table-row>
              <table:table-cell office:value-type="float" office:value="0.211994">
                <text:p>0.211994</text:p>
              </table:table-cell>
              <table:table-cell office:value-type="float" office:value="0.0129042">
                <text:p>0.0129042</text:p>
              </table:table-cell>
            </table:table-row>
            <table:table-row>
              <table:table-cell office:value-type="float" office:value="0.19447">
                <text:p>0.19447</text:p>
              </table:table-cell>
              <table:table-cell office:value-type="float" office:value="0.0122519">
                <text:p>0.0122519</text:p>
              </table:table-cell>
            </table:table-row>
            <table:table-row>
              <table:table-cell office:value-type="float" office:value="0.175487">
                <text:p>0.175487</text:p>
              </table:table-cell>
              <table:table-cell office:value-type="float" office:value="0.0114136">
                <text:p>0.0114136</text:p>
              </table:table-cell>
            </table:table-row>
            <table:table-row>
              <table:table-cell office:value-type="float" office:value="0.15487">
                <text:p>0.15487</text:p>
              </table:table-cell>
              <table:table-cell office:value-type="float" office:value="0.0103704">
                <text:p>0.0103704</text:p>
              </table:table-cell>
            </table:table-row>
            <table:table-row>
              <table:table-cell office:value-type="float" office:value="0.132433">
                <text:p>0.132433</text:p>
              </table:table-cell>
              <table:table-cell office:value-type="float" office:value="0.00910303">
                <text:p>0.00910303</text:p>
              </table:table-cell>
            </table:table-row>
            <table:table-row>
              <table:table-cell office:value-type="float" office:value="0.108003">
                <text:p>0.108003</text:p>
              </table:table-cell>
              <table:table-cell office:value-type="float" office:value="0.00759465">
                <text:p>0.00759465</text:p>
              </table:table-cell>
            </table:table-row>
            <table:table-row>
              <table:table-cell office:value-type="float" office:value="0.0814788">
                <text:p>0.0814788</text:p>
              </table:table-cell>
              <table:table-cell office:value-type="float" office:value="0.00583777">
                <text:p>0.00583777</text:p>
              </table:table-cell>
            </table:table-row>
            <table:table-row>
              <table:table-cell office:value-type="float" office:value="0.0529399">
                <text:p>0.0529399</text:p>
              </table:table-cell>
              <table:table-cell office:value-type="float" office:value="0.00384594">
                <text:p>0.00384594</text:p>
              </table:table-cell>
            </table:table-row>
            <table:table-row>
              <table:table-cell office:value-type="float" office:value="0.022793">
                <text:p>0.022793</text:p>
              </table:table-cell>
              <table:table-cell office:value-type="float" office:value="0.00166928">
                <text:p>0.00166928</text:p>
              </table:table-cell>
            </table:table-row>
            <table:table-row>
              <table:table-cell office:value-type="float" office:value="0.00999612">
                <text:p>0.00999612</text:p>
              </table:table-cell>
              <table:table-cell office:value-type="float" office:value="0.000733158">
                <text:p>0.000733158</text:p>
              </table:table-cell>
            </table:table-row>
            <table:table-row>
              <table:table-cell office:value-type="float" office:value="0.358237">
                <text:p>0.358237</text:p>
              </table:table-cell>
              <table:table-cell office:value-type="float" office:value="0.00926561">
                <text:p>0.00926561</text:p>
              </table:table-cell>
            </table:table-row>
            <table:table-row>
              <table:table-cell office:value-type="float" office:value="0.364323">
                <text:p>0.364323</text:p>
              </table:table-cell>
              <table:table-cell office:value-type="float" office:value="0.00824015">
                <text:p>0.00824015</text:p>
              </table:table-cell>
            </table:table-row>
            <table:table-row>
              <table:table-cell office:value-type="float" office:value="0.3699">
                <text:p>0.3699</text:p>
              </table:table-cell>
              <table:table-cell office:value-type="float" office:value="0.00706916">
                <text:p>0.00706916</text:p>
              </table:table-cell>
            </table:table-row>
            <table:table-row>
              <table:table-cell office:value-type="float" office:value="0.374949">
                <text:p>0.374949</text:p>
              </table:table-cell>
              <table:table-cell office:value-type="float" office:value="0.00569898">
                <text:p>0.00569898</text:p>
              </table:table-cell>
            </table:table-row>
            <table:table-row>
              <table:table-cell office:value-type="float" office:value="0.379389">
                <text:p>0.379389</text:p>
              </table:table-cell>
              <table:table-cell office:value-type="float" office:value="0.00400912">
                <text:p>0.00400912</text:p>
              </table:table-cell>
            </table:table-row>
            <table:table-row>
              <table:table-cell office:value-type="float" office:value="0.382809">
                <text:p>0.382809</text:p>
              </table:table-cell>
              <table:table-cell office:value-type="float" office:value="0.00166335">
                <text:p>0.00166335</text:p>
              </table:table-cell>
            </table:table-row>
            <table:table-row>
              <table:table-cell office:value-type="float" office:value="0.383502">
                <text:p>0.383502</text:p>
              </table:table-cell>
              <table:table-cell office:value-type="float" office:value="-0.00000000519606">
                <text:p>-0.00000000519606</text:p>
              </table:table-cell>
            </table:table-row>
            <table:table-row>
              <table:table-cell office:value-type="float" office:value="0.383051">
                <text:p>0.383051</text:p>
              </table:table-cell>
              <table:table-cell office:value-type="float" office:value="-0.00134228">
                <text:p>-0.00134228</text:p>
              </table:table-cell>
            </table:table-row>
            <table:table-row>
              <table:table-cell office:value-type="float" office:value="0.379809">
                <text:p>0.379809</text:p>
              </table:table-cell>
              <table:table-cell office:value-type="float" office:value="-0.00380414">
                <text:p>-0.00380414</text:p>
              </table:table-cell>
            </table:table-row>
            <table:table-row>
              <table:table-cell office:value-type="float" office:value="0.375444">
                <text:p>0.375444</text:p>
              </table:table-cell>
              <table:table-cell office:value-type="float" office:value="-0.00554064">
                <text:p>-0.00554064</text:p>
              </table:table-cell>
            </table:table-row>
            <table:table-row>
              <table:table-cell office:value-type="float" office:value="0.370452">
                <text:p>0.370452</text:p>
              </table:table-cell>
              <table:table-cell office:value-type="float" office:value="-0.00693674">
                <text:p>-0.00693674</text:p>
              </table:table-cell>
            </table:table-row>
            <table:table-row>
              <table:table-cell office:value-type="float" office:value="0.364929">
                <text:p>0.364929</text:p>
              </table:table-cell>
              <table:table-cell office:value-type="float" office:value="-0.00812536">
                <text:p>-0.00812536</text:p>
              </table:table-cell>
            </table:table-row>
            <table:table-row>
              <table:table-cell office:value-type="float" office:value="0.358896">
                <text:p>0.358896</text:p>
              </table:table-cell>
              <table:table-cell office:value-type="float" office:value="-0.00916444">
                <text:p>-0.00916444</text:p>
              </table:table-cell>
            </table:table-row>
            <table:table-row>
              <table:table-cell office:value-type="float" office:value="0.352352">
                <text:p>0.352352</text:p>
              </table:table-cell>
              <table:table-cell office:value-type="float" office:value="-0.0100831">
                <text:p>-0.0100831</text:p>
              </table:table-cell>
            </table:table-row>
            <table:table-row>
              <table:table-cell office:value-type="float" office:value="0.345284">
                <text:p>0.345284</text:p>
              </table:table-cell>
              <table:table-cell office:value-type="float" office:value="-0.0108971">
                <text:p>-0.0108971</text:p>
              </table:table-cell>
            </table:table-row>
            <table:table-row>
              <table:table-cell office:value-type="float" office:value="0.337673">
                <text:p>0.337673</text:p>
              </table:table-cell>
              <table:table-cell office:value-type="float" office:value="-0.0116146">
                <text:p>-0.0116146</text:p>
              </table:table-cell>
            </table:table-row>
            <table:table-row>
              <table:table-cell office:value-type="float" office:value="0.329495">
                <text:p>0.329495</text:p>
              </table:table-cell>
              <table:table-cell office:value-type="float" office:value="-0.0122394">
                <text:p>-0.0122394</text:p>
              </table:table-cell>
            </table:table-row>
            <table:table-row>
              <table:table-cell office:value-type="float" office:value="0.320722">
                <text:p>0.320722</text:p>
              </table:table-cell>
              <table:table-cell office:value-type="float" office:value="-0.0127726">
                <text:p>-0.0127726</text:p>
              </table:table-cell>
            </table:table-row>
            <table:table-row>
              <table:table-cell office:value-type="float" office:value="0.311318">
                <text:p>0.311318</text:p>
              </table:table-cell>
              <table:table-cell office:value-type="float" office:value="-0.0132127">
                <text:p>-0.0132127</text:p>
              </table:table-cell>
            </table:table-row>
            <table:table-row>
              <table:table-cell office:value-type="float" office:value="0.301245">
                <text:p>0.301245</text:p>
              </table:table-cell>
              <table:table-cell office:value-type="float" office:value="-0.013557">
                <text:p>-0.013557</text:p>
              </table:table-cell>
            </table:table-row>
            <table:table-row>
              <table:table-cell office:value-type="float" office:value="0.290456">
                <text:p>0.290456</text:p>
              </table:table-cell>
              <table:table-cell office:value-type="float" office:value="-0.0138008">
                <text:p>-0.0138008</text:p>
              </table:table-cell>
            </table:table-row>
            <table:table-row>
              <table:table-cell office:value-type="float" office:value="0.278897">
                <text:p>0.278897</text:p>
              </table:table-cell>
              <table:table-cell office:value-type="float" office:value="-0.0139385">
                <text:p>-0.0139385</text:p>
              </table:table-cell>
            </table:table-row>
            <table:table-row>
              <table:table-cell office:value-type="float" office:value="0.266506">
                <text:p>0.266506</text:p>
              </table:table-cell>
              <table:table-cell office:value-type="float" office:value="-0.0139628">
                <text:p>-0.0139628</text:p>
              </table:table-cell>
            </table:table-row>
            <table:table-row>
              <table:table-cell office:value-type="float" office:value="0.25321">
                <text:p>0.25321</text:p>
              </table:table-cell>
              <table:table-cell office:value-type="float" office:value="-0.0138652">
                <text:p>-0.0138652</text:p>
              </table:table-cell>
            </table:table-row>
            <table:table-row>
              <table:table-cell office:value-type="float" office:value="0.238923">
                <text:p>0.238923</text:p>
              </table:table-cell>
              <table:table-cell office:value-type="float" office:value="-0.0136353">
                <text:p>-0.0136353</text:p>
              </table:table-cell>
            </table:table-row>
            <table:table-row>
              <table:table-cell office:value-type="float" office:value="0.223545">
                <text:p>0.223545</text:p>
              </table:table-cell>
              <table:table-cell office:value-type="float" office:value="-0.0132614">
                <text:p>-0.0132614</text:p>
              </table:table-cell>
            </table:table-row>
            <table:table-row>
              <table:table-cell office:value-type="float" office:value="0.206956">
                <text:p>0.206956</text:p>
              </table:table-cell>
              <table:table-cell office:value-type="float" office:value="-0.0127297">
                <text:p>-0.0127297</text:p>
              </table:table-cell>
            </table:table-row>
            <table:table-row>
              <table:table-cell office:value-type="float" office:value="0.189018">
                <text:p>0.189018</text:p>
              </table:table-cell>
              <table:table-cell office:value-type="float" office:value="-0.0120243">
                <text:p>-0.0120243</text:p>
              </table:table-cell>
            </table:table-row>
            <table:table-row>
              <table:table-cell office:value-type="float" office:value="0.16957">
                <text:p>0.16957</text:p>
              </table:table-cell>
              <table:table-cell office:value-type="float" office:value="-0.0111275">
                <text:p>-0.0111275</text:p>
              </table:table-cell>
            </table:table-row>
            <table:table-row>
              <table:table-cell office:value-type="float" office:value="0.148435">
                <text:p>0.148435</text:p>
              </table:table-cell>
              <table:table-cell office:value-type="float" office:value="-0.01002">
                <text:p>-0.01002</text:p>
              </table:table-cell>
            </table:table-row>
            <table:table-row>
              <table:table-cell office:value-type="float" office:value="0.125425">
                <text:p>0.125425</text:p>
              </table:table-cell>
              <table:table-cell office:value-type="float" office:value="-0.00868281">
                <text:p>-0.00868281</text:p>
              </table:table-cell>
            </table:table-row>
            <table:table-row>
              <table:table-cell office:value-type="float" office:value="0.100381">
                <text:p>0.100381</text:p>
              </table:table-cell>
              <table:table-cell office:value-type="float" office:value="-0.00710108">
                <text:p>-0.00710108</text:p>
              </table:table-cell>
            </table:table-row>
            <table:table-row>
              <table:table-cell office:value-type="float" office:value="0.0732412">
                <text:p>0.0732412</text:p>
              </table:table-cell>
              <table:table-cell office:value-type="float" office:value="-0.00527199">
                <text:p>-0.00527199</text:p>
              </table:table-cell>
            </table:table-row>
            <table:table-row>
              <table:table-cell office:value-type="float" office:value="0.0441662">
                <text:p>0.0441662</text:p>
              </table:table-cell>
              <table:table-cell office:value-type="float" office:value="-0.00321829">
                <text:p>-0.00321829</text:p>
              </table:table-cell>
            </table:table-row>
            <table:table-row>
              <table:table-cell office:value-type="float" office:value="0.0136834">
                <text:p>0.0136834</text:p>
              </table:table-cell>
              <table:table-cell office:value-type="float" office:value="-0.00100329">
                <text:p>-0.0010032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-0.000733444">
                <text:p>-0.000733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